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9.874cm"/>
    </style:style>
    <style:style style:name="gr2" style:family="graphic" style:parent-style-name="standard">
      <style:graphic-properties draw:stroke="none" svg:stroke-color="#000000" draw:fill="none" draw:fill-color="#ffffff" fo:min-height="6.85cm"/>
    </style:style>
    <style:style style:name="gr3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4.828cm"/>
    </style:style>
    <style:style style:name="gr4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3.0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25cm"/>
    </style:style>
    <style:style style:name="gr7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3.328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654cm" fo:min-width="1.704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draw:textarea-horizontal-align="justify" draw:textarea-vertical-align="middle" draw:auto-grow-height="false" fo:min-height="1.014cm" fo:min-width="11.964cm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0.834cm" fo:min-width="3.184cm"/>
    </style:style>
    <style:style style:name="gr13" style:family="graphic" style:parent-style-name="standard">
      <style:graphic-properties draw:fill-color="#2bd22b" draw:textarea-horizontal-align="justify" draw:textarea-vertical-align="middle" draw:auto-grow-height="false" fo:min-height="0.834cm" fo:min-width="11.884cm"/>
    </style:style>
    <style:style style:name="gr14" style:family="graphic" style:parent-style-name="standard">
      <style:graphic-properties draw:fill-color="#2bd27e" draw:textarea-horizontal-align="justify" draw:textarea-vertical-align="middle" draw:auto-grow-height="false" fo:min-height="0.834cm" fo:min-width="5.284cm"/>
    </style:style>
    <style:style style:name="gr15" style:family="graphic" style:parent-style-name="standard">
      <style:graphic-properties draw:fill-color="#2bd27e" draw:textarea-horizontal-align="justify" draw:textarea-vertical-align="middle" draw:auto-grow-height="false" fo:min-height="0.834cm" fo:min-width="5.084cm"/>
    </style:style>
    <style:style style:name="gr16" style:family="graphic" style:parent-style-name="standard">
      <style:graphic-properties draw:fill-color="#00ff00" draw:textarea-horizontal-align="justify" draw:textarea-vertical-align="middle" draw:auto-grow-height="false" fo:min-height="0.924cm" fo:min-width="2.574cm"/>
    </style:style>
    <style:style style:name="gr17" style:family="graphic" style:parent-style-name="standard">
      <style:graphic-properties draw:fill-color="#2bd0d2" draw:textarea-horizontal-align="justify" draw:textarea-vertical-align="middle" draw:auto-grow-height="false" fo:min-height="0.924cm" fo:min-width="2.5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7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1cm"/>
    </style:style>
    <style:style style:name="gr20" style:family="graphic" style:parent-style-name="standard">
      <style:graphic-properties draw:textarea-horizontal-align="justify" draw:textarea-vertical-align="top" draw:auto-grow-height="false" fo:min-height="7.75cm" fo:min-width="9.3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25cm"/>
    </style:style>
    <style:style style:name="gr23" style:family="graphic" style:parent-style-name="standard">
      <style:graphic-properties draw:stroke="none" svg:stroke-color="#000000" draw:fill="none" draw:fill-color="#ffffff" fo:min-height="2.11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58cm" fo:min-width="15.0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4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775cm"/>
    </style:style>
    <style:style style:name="gr28" style:family="graphic" style:parent-style-name="standard">
      <style:graphic-properties draw:stroke="none" svg:stroke-color="#000000" draw:fill="none" draw:fill-color="#ffffff" fo:min-height="7.031cm"/>
    </style:style>
    <style:style style:name="gr29" style:family="graphic" style:parent-style-name="standard">
      <style:graphic-properties draw:stroke="none" svg:stroke-color="#000000" draw:fill="none" draw:fill-color="#ffffff" fo:min-height="5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 draw:opacity="21%"/>
      <style:paragraph-properties fo:text-align="center"/>
    </style:style>
    <style:style style:name="P4" style:family="paragraph">
      <loext:graphic-properties draw:fill-color="#f4494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2bd22b"/>
      <style:paragraph-properties fo:text-align="center"/>
    </style:style>
    <style:style style:name="P10" style:family="paragraph">
      <loext:graphic-properties draw:fill-color="#2bd27e"/>
      <style:paragraph-properties fo:text-align="center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-color="#2bd0d2"/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1.3cm" svg:x="4.5cm" svg:y="2.4cm">
          <text:p text:style-name="P1">New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7cm" svg:height="7.1cm" svg:x="1.7cm" svg:y="4.4cm">
          <draw:text-box>
            <text:p>New Synth is:</text:p>
            <text:list text:style-name="L2">
              <text:list-item>
                <text:p>Cross Platform wavetable synth</text:p>
              </text:list-item>
              <text:list-item>
                <text:p>Capable of running on multiple hardware platforms – iOS, Android, PC, Mac, Embedded</text:p>
              </text:list-item>
              <text:list-item>
                <text:p>Written in C/C++</text:p>
              </text:list-item>
              <text:list-item>
                <text:p>Polyphonic / Multi Timbral</text:p>
              </text:list-item>
              <text:list-item>
                <text:p>User can import WAV or use built in waveforms.</text:p>
              </text:list-item>
              <text:list-item>
                <text:p>Similar to an old sampler</text:p>
              </text:list-item>
            </text:list>
            <text:p/>
          </draw:text-box>
        </draw:frame>
      </draw:page>
      <draw:page draw:name="page2" draw:style-name="dp1" draw:master-page-name="Default">
        <draw:custom-shape draw:style-name="gr3" draw:text-style-name="P3" draw:layer="layout" svg:width="15.6cm" svg:height="2.8cm" svg:x="2.2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1.3cm" svg:x="4.5cm" svg:y="2.4cm">
          <text:p text:style-name="P1">Synthesizer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3.7cm" svg:height="1.3cm" svg:x="2.8cm" svg:y="6cm">
          <text:p text:style-name="P1">Oscill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7cm" svg:height="1.3cm" svg:x="7.2cm" svg:y="6cm">
          <text:p text:style-name="P1">TV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6.5cm" svg:y1="6.65cm" svg:x2="7.2cm" svg:y2="6.65cm" draw:start-shape="id1" draw:start-glue-point="1" draw:end-shape="id2" svg:d="M6500 6650h700" svg:viewBox="0 0 701 1">
          <text:p/>
        </draw:connector>
        <draw:custom-shape draw:style-name="gr4" draw:text-style-name="P4" xml:id="id3" draw:id="id3" draw:layer="layout" svg:width="3.7cm" svg:height="1.3cm" svg:x="11.8cm" svg:y="6cm">
          <text:p text:style-name="P1">T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0.9cm" svg:y1="6.65cm" svg:x2="11.8cm" svg:y2="6.65cm" draw:start-shape="id2" draw:end-shape="id3" draw:end-glue-point="3" svg:d="M10900 6650h900" svg:viewBox="0 0 901 1">
          <text:p/>
        </draw:connector>
        <draw:frame draw:style-name="gr6" draw:text-style-name="P2" draw:layer="layout" svg:width="8.6cm" svg:height="3.5cm" svg:x="2.5cm" svg:y="13.7cm">
          <draw:text-box>
            <text:p><text:span text:style-name="T1">Synth Features</text:span></text:p>
            <text:list text:style-name="L2">
              <text:list-item>
                <text:p>OscSync</text:p>
              </text:list-item>
              <text:list-item>
                <text:p>RingMod</text:p>
              </text:list-item>
              <text:list-item>
                <text:p>FM (future)</text:p>
              </text:list-item>
            </text:list>
          </draw:text-box>
        </draw:frame>
        <draw:custom-shape draw:style-name="gr7" draw:text-style-name="P3" draw:layer="layout" svg:width="14.1cm" svg:height="2.8cm" svg:x="2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cm" svg:y="5.3cm">
          <draw:text-box>
            <text:p><text:span text:style-name="T2">Tone</text:span></text:p>
          </draw:text-box>
        </draw:frame>
        <draw:custom-shape draw:style-name="gr9" draw:text-style-name="P7" draw:layer="layout" svg:width="2.3cm" svg:height="1cm" svg:x="2.9cm" svg:y="10.8cm">
          <text:p text:style-name="P1">L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cm" svg:height="1.191cm" svg:x="2.7cm" svg:y="9.9cm">
          <draw:text-box>
            <text:p><text:span text:style-name="T2">Mod Sources</text:span></text:p>
          </draw:text-box>
        </draw:frame>
        <draw:custom-shape draw:style-name="gr9" draw:text-style-name="P7" draw:layer="layout" svg:width="2.3cm" svg:height="1cm" svg:x="5.4cm" svg:y="10.8cm">
          <text:p text:style-name="P1">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7.9cm" svg:y="10.8cm">
          <text:p text:style-name="P1">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0.4cm" svg:y="10.8cm">
          <text:p text:style-name="P1">E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2.9cm" svg:y="10.8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1" draw:text-style-name="P1" xml:id="id4" draw:id="id4" draw:layer="layout" svg:width="12.6cm" svg:height="1.4cm" svg:x="4.3cm" svg:y="1.9cm">
          <text:p text:style-name="P1">Application (VST, AU, AAX, Standalon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5" draw:id="id5" draw:layer="layout" svg:width="3.8cm" svg:height="1.2cm" svg:x="4.4cm" svg:y="5.3cm">
          <text:p text:style-name="P1">MIDI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6" draw:id="id6" draw:layer="layout" svg:width="12.5cm" svg:height="1.2cm" svg:x="4.4cm" svg:y="8.3cm">
          <text:p text:style-name="P1">Synth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7" draw:id="id7" draw:layer="layout" svg:width="3.8cm" svg:height="1.2cm" svg:x="12.5cm" svg:y="5.3cm">
          <text:p text:style-name="P1">Digit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0.6cm" svg:y1="3.3cm" svg:x2="6.3cm" svg:y2="5.3cm" draw:start-shape="id4" draw:start-glue-point="2" draw:end-shape="id5" draw:end-glue-point="0" svg:d="M10600 3300v1001h-4300v999" svg:viewBox="0 0 4301 2001">
          <text:p/>
        </draw:connector>
        <draw:connector draw:style-name="gr5" draw:text-style-name="P5" draw:layer="layout" svg:x1="6.3cm" svg:y1="6.5cm" svg:x2="10.65cm" svg:y2="8.3cm" draw:start-shape="id5" draw:start-glue-point="2" draw:end-shape="id6" draw:end-glue-point="0" svg:d="M6300 6500v901h4350v899" svg:viewBox="0 0 4351 1801">
          <text:p/>
        </draw:connector>
        <draw:connector draw:style-name="gr5" draw:text-style-name="P5" draw:layer="layout" draw:line-skew="0.698cm" svg:x1="16.9cm" svg:y1="8.9cm" svg:x2="16.3cm" svg:y2="5.9cm" draw:start-shape="id6" draw:start-glue-point="1" draw:end-shape="id7" draw:end-glue-point="1" svg:d="M16900 8900h1200v-3000h-1800" svg:viewBox="0 0 1801 3001">
          <text:p/>
        </draw:connector>
        <draw:connector draw:style-name="gr5" draw:text-style-name="P5" draw:layer="layout" draw:line-skew="0cm 0.698cm" svg:x1="14.4cm" svg:y1="5.3cm" svg:x2="16.9cm" svg:y2="2.6cm" draw:start-shape="id7" draw:start-glue-point="0" draw:end-shape="id4" draw:end-glue-point="1" svg:d="M14400 5300v-999h3700v-1701h-1200" svg:viewBox="0 0 3701 2701">
          <text:p/>
        </draw:connector>
        <draw:custom-shape draw:style-name="gr14" draw:text-style-name="P10" draw:layer="layout" svg:width="5.9cm" svg:height="1.2cm" svg:x="4.5cm" svg:y="10.3cm">
          <text:p text:style-name="P1">Custom Wavefo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5.7cm" svg:height="1.2cm" svg:x="11.2cm" svg:y="10.3cm">
          <text:p text:style-name="P1">Patch 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6" draw:text-style-name="P11" xml:id="id8" draw:id="id8" draw:layer="layout" svg:width="3.2cm" svg:height="1.3cm" svg:x="4.9cm" svg:y="2.5cm">
          <text:p text:style-name="P1">W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9" draw:id="id9" draw:layer="layout" svg:width="3.2cm" svg:height="1.3cm" svg:x="4.9cm" svg:y="4.6cm">
          <text:p text:style-name="P1">O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6.5cm" svg:y1="3.8cm" svg:x2="6.5cm" svg:y2="4.6cm" draw:start-shape="id8" draw:start-glue-point="2" draw:end-shape="id9" draw:end-glue-point="0" svg:d="M6500 3800v800" svg:viewBox="0 0 1 801">
          <text:p/>
        </draw:connector>
        <draw:frame draw:style-name="gr18" draw:text-style-name="P2" draw:layer="layout" svg:width="8.249cm" svg:height="2.36cm" svg:x="5.6cm" svg:y="8.3cm">
          <draw:text-box>
            <text:p>Display Sample Information</text:p>
            <text:p>Number of samples</text:p>
            <text:p>Cursor over waveform?</text:p>
          </draw:text-box>
        </draw:frame>
      </draw:page>
      <draw:page draw:name="page5" draw:style-name="dp1" draw:master-page-name="Default">
        <draw:frame draw:style-name="gr19" draw:text-style-name="P2" draw:layer="layout" svg:width="7.051cm" svg:height="0.954cm" svg:x="1.6cm" svg:y="1.8cm">
          <draw:text-box>
            <text:p>Oscillator Class Design</text:p>
          </draw:text-box>
        </draw:frame>
        <draw:custom-shape draw:style-name="gr20" draw:text-style-name="P13" draw:layer="layout" svg:width="9.8cm" svg:height="8cm" draw:transform="skewX (0.0106465084371654) translate (1.3cm 3.4cm)">
          <text:p text:style-name="P13">double* waveform*</text:p>
          <text:p text:style-name="P13"/>
          <text:p text:style-name="P13">float* phase</text:p>
          <text:p text:style-name="P13"/>
          <text:p text:style-name="P13">int phaseInc</text:p>
          <text:p text:style-name="P13"/>
          <text:p text:style-name="P13"/>
          <text:p text:style-name="P13">Initial Position:</text:p>
          <text:p text:style-name="P13">Phase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path draw:style-name="gr21" draw:text-style-name="P5" draw:layer="layout" svg:width="3.628cm" svg:height="4.785cm" draw:transform="rotate (1.00670591255033) translate (3.29999999980054cm 16.8999999998738cm)" svg:viewBox="0 0 3629 4786" svg:d="M0 0c5798 0 2910 4786 2910 4786">
          <text:p/>
        </draw:path>
        <draw:path draw:style-name="gr21" draw:text-style-name="P5" draw:layer="layout" svg:width="3.628cm" svg:height="4.785cm" draw:transform="rotate (-2.13488674103946) translate (14.5000000001995cm 17.1480000001262cm)" svg:viewBox="0 0 3629 4786" svg:d="M0 0c5798 0 2910 4786 2910 4786">
          <text:p/>
        </draw:path>
        <draw:line draw:style-name="gr21" draw:text-style-name="P5" draw:layer="layout" svg:x1="3.1cm" svg:y1="12.9cm" svg:x2="3.1cm" svg:y2="21.4cm">
          <text:p/>
        </draw:line>
        <draw:line draw:style-name="gr21" draw:text-style-name="P5" draw:layer="layout" svg:x1="3.2cm" svg:y1="17.1cm" svg:x2="17.1cm" svg:y2="17.1cm">
          <text:p/>
        </draw:line>
        <draw:frame draw:style-name="gr22" draw:text-style-name="P2" draw:layer="layout" svg:width="2cm" svg:height="1.5cm" svg:x="16.7cm" svg:y="17.7cm">
          <draw:text-box>
            <text:p>t</text:p>
          </draw:text-box>
        </draw:frame>
        <draw:frame draw:style-name="gr22" draw:text-style-name="P2" draw:layer="layout" svg:width="2cm" svg:height="1.5cm" svg:x="2.3cm" svg:y="12.5cm">
          <draw:text-box>
            <text:p>A</text:p>
          </draw:text-box>
        </draw:frame>
        <draw:frame draw:style-name="gr23" draw:text-style-name="P2" draw:layer="layout" svg:width="9.7cm" svg:height="2.36cm" svg:x="1.9cm" svg:y="22.1cm">
          <draw:text-box>
            <text:p>f = 1/t</text:p>
            <text:p/>
          </draw:text-box>
        </draw:frame>
        <draw:frame draw:style-name="gr24" draw:text-style-name="P1" draw:layer="layout" svg:width="4.503cm" svg:height="0.8cm" svg:x="1.997cm" svg:y="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6" draw:style-name="dp1" draw:master-page-name="Default">
        <draw:frame draw:style-name="gr25" draw:text-style-name="P2" draw:layer="layout" svg:width="15.505cm" svg:height="13.608cm" svg:x="2.8cm" svg:y="1.7cm">
          <draw:text-box>
            <text:p>Matlab Simulation Aspect</text:p>
            <text:p>Uses Octave</text:p>
            <text:p/>
            <text:p>Simulate Filter Response</text:p>
            <text:p>And interpolation algorithms to adhere to Nyquist limit</text:p>
            <text:p>Bandlimited Waveform generation</text:p>
            <text:p/>
            <text:p>Install the control and signal Octave packages</text:p>
            <text:p/>
            <text:p>Open Octave, in the command window type:</text:p>
            <text:p>pkg install control-3.0.0.tar.gz</text:p>
            <text:p>pkg install signal-1.3.2.tar.gz</text:p>
            <text:p/>
            <text:p>takes about 10 minutes</text:p>
            <text:p/>
            <text:p>pkg load signal</text:p>
            <text:p/>
            <text:p/>
            <text:p/>
          </draw:text-box>
        </draw:frame>
      </draw:page>
      <draw:page draw:name="page7" draw:style-name="dp1" draw:master-page-name="Default">
        <draw:frame draw:style-name="gr26" draw:text-style-name="P2" draw:layer="layout" svg:width="3.842cm" svg:height="0.954cm" svg:x="3.7cm" svg:y="2.1cm">
          <draw:text-box>
            <text:p>Resampling</text:p>
          </draw:text-box>
        </draw:frame>
        <draw:line draw:style-name="gr21" draw:text-style-name="P5" draw:layer="layout" svg:x1="2.169cm" svg:y1="3.861cm" svg:x2="2.169cm" svg:y2="8.4cm">
          <text:p/>
        </draw:line>
        <draw:line draw:style-name="gr21" draw:text-style-name="P5" draw:layer="layout" svg:x1="17.6cm" svg:y1="8.3cm" svg:x2="1.3cm" svg:y2="8.3cm">
          <text:p/>
        </draw:line>
        <draw:line draw:style-name="gr5" draw:text-style-name="P5" draw:layer="layout" svg:x1="2.6cm" svg:y1="8.4cm" svg:x2="2.6cm" svg:y2="6cm">
          <text:p/>
        </draw:line>
        <draw:line draw:style-name="gr5" draw:text-style-name="P5" draw:layer="layout" svg:x1="3.3cm" svg:y1="8.4cm" svg:x2="3.3cm" svg:y2="7cm">
          <text:p/>
        </draw:line>
        <draw:line draw:style-name="gr5" draw:text-style-name="P5" draw:layer="layout" svg:x1="3.8cm" svg:y1="8.3cm" svg:x2="3.8cm" svg:y2="7.6cm">
          <text:p/>
        </draw:line>
        <draw:line draw:style-name="gr5" draw:text-style-name="P5" draw:layer="layout" svg:x1="4.1cm" svg:y1="8.3cm" svg:x2="4.1cm" svg:y2="9.2cm">
          <text:p/>
        </draw:line>
        <draw:line draw:style-name="gr5" draw:text-style-name="P5" draw:layer="layout" svg:x1="4.8cm" svg:y1="8.3cm" svg:x2="4.8cm" svg:y2="10.2cm">
          <text:p/>
        </draw:line>
        <draw:line draw:style-name="gr5" draw:text-style-name="P5" draw:layer="layout" svg:x1="5.6cm" svg:y1="8.3cm" svg:x2="5.6cm" svg:y2="11cm">
          <text:p/>
        </draw:line>
        <draw:line draw:style-name="gr5" draw:text-style-name="P5" draw:layer="layout" svg:x1="6.3cm" svg:y1="8.3cm" svg:x2="6.3cm" svg:y2="10.2cm">
          <text:p/>
        </draw:line>
        <draw:line draw:style-name="gr5" draw:text-style-name="P5" draw:layer="layout" svg:x1="7.1cm" svg:y1="8.3cm" svg:x2="7.1cm" svg:y2="9.2cm">
          <text:p/>
        </draw:line>
        <draw:line draw:style-name="gr5" draw:text-style-name="P5" draw:layer="layout" svg:x1="7.9cm" svg:y1="8.3cm" svg:x2="7.9cm" svg:y2="7.6cm">
          <text:p/>
        </draw:line>
        <draw:line draw:style-name="gr5" draw:text-style-name="P5" draw:layer="layout" svg:x1="8.7cm" svg:y1="8.2cm" svg:x2="8.7cm" svg:y2="6.4cm">
          <text:p/>
        </draw:line>
        <draw:line draw:style-name="gr5" draw:text-style-name="P5" draw:layer="layout" svg:x1="9.9cm" svg:y1="8.2cm" svg:x2="9.9cm" svg:y2="5cm">
          <text:p/>
        </draw:line>
        <draw:frame draw:style-name="gr27" draw:text-style-name="P2" draw:layer="layout" svg:width="12.275cm" svg:height="0.954cm" svg:x="2.3cm" svg:y="13.1cm">
          <draw:text-box>
            <text:p>Detemine Resampling Factor aka: F1 / F2</text:p>
          </draw:text-box>
        </draw:frame>
      </draw:page>
      <draw:page draw:name="page8" draw:style-name="dp1" draw:master-page-name="Default">
        <draw:frame draw:style-name="gr28" draw:text-style-name="P2" draw:layer="layout" svg:width="6.3cm" svg:height="7.281cm" svg:x="2.5cm" svg:y="3.1cm">
          <draw:text-box>
            <text:p>Waveform Viewer</text:p>
            <text:p>Preview Bar</text:p>
            <text:p/>
            <text:p>Autosnap Options</text:p>
            <text:p>Left / Right View</text:p>
            <text:p/>
            <text:p/>
          </draw:text-box>
        </draw:frame>
        <draw:frame draw:style-name="gr29" draw:text-style-name="P2" draw:layer="layout" svg:width="11.1cm" svg:height="5.4cm" svg:x="2.4cm" svg:y="9.8cm">
          <draw:text-box>
            <text:p>Next steps:</text:p>
            <text:p>Filter Page</text:p>
            <text:p>Oscillator Page</text:p>
            <text:p/>
            <text:p>Oscillator Tune (Coarse &amp; Fine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4:06:15.199000000</meta:creation-date>
    <meta:generator>LibreOffice/5.3.3.2$Windows_X86_64 LibreOffice_project/3d9a8b4b4e538a85e0782bd6c2d430bafe583448</meta:generator>
    <dc:date>2017-06-04T15:15:03.742000000</dc:date>
    <meta:editing-duration>P1DT8H5M24S</meta:editing-duration>
    <meta:editing-cycles>16</meta:editing-cycles>
    <meta:document-statistic meta:object-count="60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n>440</mn>
        <mo stretchy="false">∗</mo>
        <msup>
          <mn>2</mn>
          <mrow>
            <mrow>
              <mo fence="true" stretchy="false">(</mo>
              <mrow>
                <mrow>
                  <mi>d</mi>
                  <mo stretchy="false">−</mo>
                  <mn>69</mn>
                </mrow>
              </mrow>
              <mo fence="true" stretchy="false">)</mo>
            </mrow>
            <mo stretchy="false">/</mo>
            <mn>12</mn>
          </mrow>
        </msup>
      </mrow>
    </mrow>
    <annotation encoding="StarMath 5.0">f=440 * 2^{(d-69)/12}</annotation>
  </semantics>
</math>
</file>